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fill-gradient-name="Gradient_20_1" draw:fill-hatch-name="Black_20_0_20_Degrees" draw:fill-image-name="Empty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544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0.635cm" svg:height="1.264cm" svg:x="2.27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264cm" svg:x="2.905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64cm" svg:x="3.54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64cm" svg:x="8.62cm" svg:y="7.9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264cm" svg:x="13.7cm" svg:y="7.963cm">
          <text:p/>
          <draw:enhanced-geometry svg:viewBox="0 0 21600 21600" draw:text-areas="0 ?f0 ?f5 ?f2" draw:type="right-arrow" draw:modifiers="16136.2313879856 152.9504327301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2.27cm" svg:y1="9.89cm" svg:x2="19.796cm" svg:y2="9.89cm">
          <text:p/>
        </draw:line>
        <draw:frame draw:style-name="gr3" draw:text-style-name="P3" draw:layer="layout" svg:width="0.127cm" svg:height="2.794cm" svg:x="2.651cm" svg:y="9.763cm">
          <draw:text-box>
            <text:p><text:span text:style-name="T1">0</text:span></text:p>
          </draw:text-box>
        </draw:frame>
        <draw:frame draw:style-name="gr4" draw:text-style-name="P3" draw:layer="layout" svg:width="1.778cm" svg:height="0.758cm" svg:x="3.159cm" svg:y="9.763cm">
          <draw:text-box>
            <text:p><text:span text:style-name="T1">1000</text:span></text:p>
          </draw:text-box>
        </draw:frame>
        <draw:frame draw:style-name="gr4" draw:text-style-name="P3" draw:layer="layout" svg:width="1.778cm" svg:height="0.758cm" svg:x="7.985cm" svg:y="9.763cm">
          <draw:text-box>
            <text:p><text:span text:style-name="T1">5000</text:span></text:p>
          </draw:text-box>
        </draw:frame>
        <draw:frame draw:style-name="gr4" draw:text-style-name="P3" draw:layer="layout" svg:width="1.778cm" svg:height="0.758cm" svg:x="13.192cm" svg:y="9.763cm">
          <draw:text-box>
            <text:p><text:span text:style-name="T1">10000</text:span></text:p>
          </draw:text-box>
        </draw:frame>
        <draw:frame draw:style-name="gr5" draw:text-style-name="P4" draw:layer="layout" svg:width="1.539cm" svg:height="0.725cm" svg:x="4.668cm" svg:y="8.276cm">
          <draw:text-box>
            <text:p><text:span text:style-name="T2">pyme</text:span></text:p>
          </draw:text-box>
        </draw:frame>
        <draw:frame draw:style-name="gr5" draw:text-style-name="P4" draw:layer="layout" svg:width="1.785cm" svg:height="0.725cm" svg:x="10.002cm" svg:y="8.239cm">
          <draw:text-box>
            <text:p><text:span text:style-name="T2">pyme+</text:span></text:p>
          </draw:text-box>
        </draw:frame>
        <draw:frame draw:style-name="gr5" draw:text-style-name="P4" draw:layer="layout" svg:width="2.716cm" svg:height="0.725cm" svg:x="14.716cm" svg:y="8.239cm">
          <draw:text-box>
            <text:p><text:span text:style-name="T2">empresarial</text:span></text:p>
          </draw:text-box>
        </draw:frame>
        <draw:frame draw:style-name="gr6" draw:text-style-name="P3" draw:layer="layout" svg:width="1.397cm" svg:height="0.762cm" svg:x="4.302cm" svg:y="9.763cm">
          <draw:text-box>
            <text:p><text:span text:style-name="T1">2000</text:span></text:p>
          </draw:text-box>
        </draw:frame>
        <draw:frame draw:style-name="gr7" draw:text-style-name="P4" draw:layer="layout" svg:width="12.265cm" svg:height="0.725cm" svg:x="2.07cm" svg:y="7.096cm">
          <draw:text-box>
            <text:p><text:span text:style-name="T2">Clasificación crips </text:span></text:p>
          </draw:text-box>
        </draw:frame>
        <draw:frame draw:style-name="gr8" draw:text-style-name="P3" draw:layer="layout" svg:width="2.413cm" svg:height="1.039cm" svg:x="16.748cm" svg:y="9.382cm">
          <draw:text-box>
            <text:p><text:span text:style-name="T1">Páginas mensuale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c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a Vidal</meta:initial-creator>
    <meta:creation-date>2012-03-06T11:36:51</meta:creation-date>
    <dc:date>2012-04-24T17:04:30</dc:date>
    <dc:creator>Erica Vidal</dc:creator>
    <meta:editing-duration>PT1H54M48S</meta:editing-duration>
    <meta:editing-cycles>5</meta:editing-cycles>
    <meta:generator>LibreOffice/3.4$Unix LibreOffice_project/340m1$Build-402</meta:generator>
    <meta:document-statistic meta:object-count="16"/>
  </office:meta>
</office:document-meta>
</file>